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5983b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1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7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Documentación Entornos de Desarrollo</text:span></text:p>
      <text:p text:style-name="P1"><text:span text:style-name="T2">Metodología del proyecto</text:span><text:span text:style-name="T3"><text:s/>:Agile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Requisitos Funcionales</text:span></text:p>
      <text:p text:style-name="P1"><text:span text:style-name="T6"/></text:p>
      <text:list text:style-name="L2">
        <text:list-item>
          <text:p text:style-name="P2"><text:span text:style-name="T7">RF1: Creación de plataformas-3horas-Prioridad Media-Alta:</text:span><text:span text:style-name="T8"><text:s/>El sistema debe permitir registrar nuevas plataformas de streaming con su nombre y país de origen. </text:span></text:p>
        </text:list-item>
        <text:list-item>
          <text:p text:style-name="P3"><text:span text:style-name="T9">RF2: Consulta-Plataformas-3horas-Media-Alta:</text:span><text:span text:style-name="T10"><text:s/>El sistema debe permitir visualizar la información de las plataformas existentes. </text:span></text:p>
        </text:list-item>
        <text:list-item>
          <text:p text:style-name="P3"><text:span text:style-name="T11">RF3: Modificación-Plataformas -2-3 horas-Prioridad Media:</text:span><text:span text:style-name="T12"><text:s/>El sistema debe permitir editar los datos de las plataformas que existen. </text:span></text:p>
        </text:list-item>
        <text:list-item>
          <text:p text:style-name="P3"><text:span text:style-name="T13">RF4: Eliminación-Plataformas-series-2-3horas-Prioridad-Media:</text:span><text:span text:style-name="T14"><text:s/>El sistema debe permitir eliminar plataformas y series existentes.</text:span></text:p>
        </text:list-item>
        <text:list-item>
          <text:p text:style-name="P3"><text:span text:style-name="T15">RF5: Creación de series-Prioridad-3horas-Media:</text:span><text:span text:style-name="T16"><text:s/>El sistema debe permitir registrar nuevas series de televisión, asociándolas a una plataforma existente.</text:span></text:p>
        </text:list-item>
        <text:list-item>
          <text:p text:style-name="P3"><text:span text:style-name="T17">RF6: Consulta de series-2horas-Prioridad-Media:</text:span><text:span text:style-name="T18"><text:s/>El sistema debe permitir buscar y consultar series por título. </text:span></text:p>
        </text:list-item>
        <text:list-item>
          <text:p text:style-name="P3"><text:span text:style-name="T19">RF7:Consulta Filtrado por Género series-2horas-Prioridad-alta:</text:span><text:span text:style-name="T20"><text:s/>El sistema debe permitir buscar y consultar series filtradas por género </text:span></text:p>
        </text:list-item>
        <text:list-item>
          <text:p text:style-name="P3"><text:span text:style-name="T21">RF8: Consulta Filtrada por Plataformas-:2horas-Prioridad-Baja-Media</text:span><text:span text:style-name="T22"><text:s/>El sistema debe permitir buscar y consultar series filtradas por la plataforma en la que se encuentran. </text:span></text:p>
        </text:list-item>
        <text:list-item>
          <text:p text:style-name="P3"><text:span text:style-name="T23">RF9: Validación de Datos-2horas-Prioridad:Baja-Media:</text:span><text:span text:style-name="T24"><text:s/>El sistema debe validar los datos ingresados por el usuario antes de guardarlos en la base de datos . </text:span></text:p>
        </text:list-item>
        <text:list-item>
          <text:p text:style-name="P3"><text:span text:style-name="T25">RF10: Conexión a Base de Datos-5</text:span><text:span text:style-name="T26">horas</text:span><text:span text:style-name="T27">-Prioridad-Alta:</text:span><text:span text:style-name="T28"><text:s/>El sistema debe utilizar JDBC para conectar con una base de datos Oracle. </text:span></text:p>
        </text:list-item>
        <text:list-item>
          <text:p text:style-name="P3"><text:span text:style-name="T29">RF11: Creación Automática de Tablas-6horas-Prioridad-Alta:</text:span><text:span text:style-name="T30"><text:s/>La aplicación debe ser capaz de crear automáticamente las tablas necesarias </text:span></text:p>
        </text:list-item>
        <text:list-item>
          <text:p text:style-name="P3"><text:span text:style-name="T31">RF12:Consulta Filtrado por titulo series-2horas-Prioridad-baja:</text:span><text:span text:style-name="T32"><text:s/>El sistema debe permitir buscar y consultar series filtradas por titulo</text:span></text:p>
        </text:list-item>
        <text:list-item>
          <text:p text:style-name="P3"><text:span text:style-name="T33">RF13:Creación de interfaces gráficas-6horas-Prioridad-alta:</text:span><text:span text:style-name="T34"><text:s/>El sistema debe tener un interfaz gráfica funcional</text:span></text:p>
        </text:list-item>
        <text:list-item>
          <text:p text:style-name="P3"><text:span text:style-name="T35">RF14:Creación de pruebas unitarias-5horas-Prioridad-alta:</text:span><text:span text:style-name="T36"><text:s/>El sistema debe tener pruebas unitarias de los métodos mas importantes</text:span></text:p>
        </text:list-item>
      </text:list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>Requisitos no funcionales-Terminado</text:span></text:p>
      <text:list text:style-name="L5">
        <text:list-item>
          <text:p text:style-name="P5"><text:span text:style-name="T39">RNF1: Programación Orientada a Objetos (POO)-0horas-Prioridad-Alta</text:span></text:p>
        </text:list-item>
        <text:list-item>
          <text:p text:style-name="P5"><text:span text:style-name="T39">RNF2: Patrón de Diseño MVC-1hora-Prioridad-media:</text:span><text:span text:style-name="T40"><text:s/></text:span></text:p>
        </text:list-item>
        <text:list-item>
          <text:p text:style-name="P5"><text:span text:style-name="T41">RNF3: Diseño de Clases-1hora-Prioridad-Media:</text:span><text:span text:style-name="T42"><text:s/></text:span></text:p>
        </text:list-item>
        <text:list-item>
          <text:p text:style-name="P5"><text:span text:style-name="T43">RNF4: Estructura de la Base de Datos - Relaciones-20min-Prioridad-Alta:</text:span><text:span text:style-name="T44"><text:s/>Se deben establecer relaciones adecuadas entre las tablas de la base de datos </text:span></text:p>
        </text:list-item>
        <text:list-item>
          <text:p text:style-name="P5"><text:span text:style-name="T45">RNF5: Estructura de la Base de Datos<text:s/></text:span><text:span text:style-name="T46">–</text:span><text:span text:style-name="T47"><text:s/>Normalizaci</text:span><text:span text:style-name="T48">ón-15 minutos:</text:span><text:span text:style-name="T49"><text:s/>La base de datos debe estar normalizada.</text:span></text:p>
        </text:list-item>
        <text:list-item>
          <text:p text:style-name="P5"><text:span text:style-name="T50">RNF6: Usabilidad de la Interfaz Gráfica-0horas-Prioridad-Media:</text:span><text:span text:style-name="T51"><text:s/>La interfaz gráfica debe ser amigable, limpia y funcional para el usuario.</text:span></text:p>
        </text:list-item>
        <text:list-item>
          <text:p text:style-name="P5"><text:span text:style-name="T52">RNF007: Estructura del Código-10min-Prioridad-media:</text:span><text:span text:style-name="T53"><text:s/>El código fuente debe estar bien estructurado y organizado en paquetes</text:span></text:p>
        </text:list-item>
      </text:list>
      <text:p text:style-name="P6"><text:span text:style-name="T54"/></text:p>
      <text:p text:style-name="P6"><text:span text:style-name="T54"/></text:p>
      <text:p text:style-name="P6"><text:span text:style-name="T55">E</text:span><text:span text:style-name="T56">sta semana 19/05/2025 haré los siguientes requisitos , que incluyen 24 horas del proyecto:</text:span></text:p>
      <text:p text:style-name="P6"><text:span text:style-name="T57"/></text:p>
      <text:p text:style-name="P6"><text:span text:style-name="T58"><text:s text:c="4"/></text:span><text:span text:style-name="T59">• RF10: Conexi</text:span><text:span text:style-name="T60">ón a Base de Datos</text:span></text:p>
      <text:p text:style-name="P6"><text:span text:style-name="T60"><text:s text:c="4"/></text:span><text:span text:style-name="T61">• RF11: Creaci</text:span><text:span text:style-name="T62">ón Automática de Tablas</text:span></text:p>
      <text:p text:style-name="P6"><text:span text:style-name="T62"><text:s text:c="4"/></text:span><text:span text:style-name="T63">• RF1: Creaci</text:span><text:span text:style-name="T64">ón de plataformas. </text:span></text:p>
      <text:p text:style-name="P6"><text:span text:style-name="T64"><text:s text:c="4"/></text:span><text:span text:style-name="T65">• RF5: Creaci</text:span><text:span text:style-name="T66">ón de series</text:span></text:p>
      <text:p text:style-name="P6"><text:span text:style-name="T66"><text:s text:c="4"/></text:span><text:span text:style-name="T67">• RF2: Consulta-Plataformas</text:span></text:p>
      <text:p text:style-name="P6"><text:span text:style-name="T68"><text:s text:c="4"/></text:span><text:span text:style-name="T69">• RF6: Consulta de series</text:span></text:p>
      <text:p text:style-name="P6"><text:span text:style-name="T70"><text:s text:c="4"/></text:span><text:span text:style-name="T71">• RF4: Eliminaci</text:span><text:span text:style-name="T72">ón-Plataformas-series</text:span></text:p>
      <text:list text:style-name="L7">
        <text:list-item>
          <text:p text:style-name="P7"><text:span text:style-name="T73">RFN1-Poo</text:span></text:p>
        </text:list-item>
        <text:list-item>
          <text:p text:style-name="P7"><text:span text:style-name="T73">RFN4-Estructura Bdd</text:span></text:p>
        </text:list-item>
        <text:list-item>
          <text:p text:style-name="P7"><text:span text:style-name="T73">RFN5-Normalizacion</text:span></text:p>
        </text:list-item>
        <text:list-item>
          <text:p text:style-name="P7"><text:span text:style-name="T73">RFN7-Estructura Del Coidigo</text:span></text:p>
        </text:list-item>
      </text:list>
      <text:p text:style-name="P8"><text:span text:style-name="T74"/></text:p>
      <text:p text:style-name="P8"><text:span text:style-name="T74"/></text:p>
      <text:p text:style-name="P8"><text:span text:style-name="T75">E</text:span><text:span text:style-name="T76">sta semana 26/05/2025 haré los siguientes requisitos , que incluye el resto de horas del proyecto:</text:span></text:p>
      <text:p text:style-name="P8"><text:span text:style-name="T77"/></text:p>
      <text:p text:style-name="P8"><text:span text:style-name="T78"><text:s text:c="4"/></text:span><text:span text:style-name="T79">• RF3: Modificacion plataformas</text:span></text:p>
      <text:p text:style-name="P8"><text:span text:style-name="T80"><text:s text:c="4"/></text:span><text:span text:style-name="T81">• RF7: Consulta filtro</text:span></text:p>
      <text:p text:style-name="P8"><text:span text:style-name="T82"><text:s text:c="4"/></text:span><text:span text:style-name="T83">• RF8: Consulta Filtrada. </text:span></text:p>
      <text:p text:style-name="P8"><text:span text:style-name="T84"><text:s text:c="4"/></text:span><text:span text:style-name="T85">• RF9: Validacion De datos</text:span></text:p>
      <text:p text:style-name="P8"><text:span text:style-name="T86"><text:s text:c="4"/></text:span><text:span text:style-name="T87">• RF12: Consulta-Filtro</text:span></text:p>
      <text:p text:style-name="P8"><text:span text:style-name="T88"><text:s text:c="4"/></text:span><text:span text:style-name="T89">• RF13: Interfazes Graficas</text:span></text:p>
      <text:p text:style-name="P8"><text:span text:style-name="T90"><text:s text:c="4"/></text:span><text:span text:style-name="T91">• RF14: Pruebas Unitarias-Plataformas-series</text:span></text:p>
      <text:list text:style-name="L9">
        <text:list-item>
          <text:p text:style-name="P9"><text:span text:style-name="T92">RFN2-Patron MVC</text:span></text:p>
        </text:list-item>
        <text:list-item>
          <text:p text:style-name="P9"><text:span text:style-name="T92">RFN6-Diseño Interfaz</text:span></text:p>
        </text:list-item>
        <text:list-item>
          <text:p text:style-name="P9"><text:span text:style-name="T93">RFN3-Diagrama de Clases</text:span></text:p>
        </text:list-item>
      </text:list>
      <text:p text:style-name="P10"><text:span text:style-name="T94"/></text:p>
      <text:p text:style-name="P10"><text:span text:style-name="T94"/></text:p>
      <text:p text:style-name="P10"><text:span text:style-name="T94"/></text:p>
      <text:p text:style-name="P10"><text:span text:style-name="T94"/></text:p>
      <text:p text:style-name="P10"><text:span text:style-name="T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